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  <style:text-properties fo:background-color="#ffbf00"/>
    </style:style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T1" style:family="text">
      <style:text-properties style:font-name="Liberation Sans" fo:font-weight="normal" style:font-weight-asian="normal" style:font-weight-complex="normal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b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alité d’organisation des revues de projet 1 et 2</text:h>
      <text:p text:style-name="Text_20_body"><text:span text:style-name="Strong_20_Emphasis"><text:span text:style-name="T1">Les revues de projet 1 et 2 permettent de rendre compte de l’avancement du projet et des acquis du candidat. Elles contribuent au suivi par compétences des étudiants. </text:span></text:span></text:p>
      <text:h text:style-name="Heading_20_3" text:outline-level="3"><text:span text:style-name="Strong_20_Emphasis">C01 : COMMUNIQUER EN SITUATION PROFESSIONNELLE (FRANÇAIS/ANGLAIS)</text:span></text:h>
      <text:h text:style-name="Heading_20_4" text:outline-level="4"><text:span text:style-name="Strong_20_Emphasis"><text:span text:style-name="T2">Qualité du rapport écrit</text:span></text:span></text:h>
      <text:p text:style-name="Text_20_body">Le rapport est soigné, personnel et argumenté, avec une structuration logique et cohérente.</text:p>
      <text:list text:style-name="L1">
        <text:list-item>
          <text:p text:style-name="P1">La page de titre contient toutes les informations nécessaires (noms des candidats, entreprise, année, lycée, BTS et option) ainsi qu’une illustration pertinente.</text:p>
        </text:list-item>
        <text:list-item>
          <text:p text:style-name="P1">Les en-têtes et pieds de page incluent au minimum le numéro de page et le nom de l’auteur.</text:p>
        </text:list-item>
        <text:list-item>
          <text:p text:style-name="P1">Le sommaire automatique est présenté sur une seule page.</text:p>
        </text:list-item>
        <text:list-item>
          <text:p text:style-name="P1">Les chapitres s’enchaînent logiquement, chacun étant introduit et conclu par une phrase de transition.</text:p>
        </text:list-item>
        <text:list-item>
          <text:p text:style-name="P2">Chaque illustration est accompagnée d’une légende explicative.</text:p>
        </text:list-item>
      </text:list>
      <text:h text:style-name="Heading_20_4" text:outline-level="4"><text:span text:style-name="Strong_20_Emphasis"><text:span text:style-name="T2">Qualité du support de présentation</text:span></text:span></text:h>
      <text:p text:style-name="Text_20_body">Le support est clair et adapté à la présentation orale.</text:p>
      <text:list text:style-name="L2">
        <text:list-item>
          <text:p text:style-name="P3">Il est exempt de fautes d’orthographe.</text:p>
        </text:list-item>
        <text:list-item>
          <text:p text:style-name="P3">La typographie et les illustrations sont lisibles et harmonisées.</text:p>
        </text:list-item>
        <text:list-item>
          <text:p text:style-name="P3">La police de caractères est adaptée au contexte.</text:p>
        </text:list-item>
        <text:list-item>
          <text:p text:style-name="P3">Le plan est structuré et logique.</text:p>
        </text:list-item>
        <text:list-item>
          <text:p text:style-name="P3">Une introduction et une conclusion sont présentes.</text:p>
        </text:list-item>
        <text:list-item>
          <text:p text:style-name="P4">Les informations sont synthétiques et pertinentes.</text:p>
        </text:list-item>
      </text:list>
      <text:h text:style-name="Heading_20_4" text:outline-level="4"><text:span text:style-name="Strong_20_Emphasis"><text:span text:style-name="T2">Qualité de la présentation orale</text:span></text:span></text:h>
      <text:list text:style-name="L3">
        <text:list-item>
          <text:p text:style-name="P5">Le temps de parole est respecté.</text:p>
        </text:list-item>
        <text:list-item>
          <text:p text:style-name="P5">Le candidat s’exprime en regardant l’auditoire et ne lit pas ses notes.</text:p>
        </text:list-item>
        <text:list-item>
          <text:p text:style-name="P5">L’expression est fluide, distincte et adaptée au contexte professionnel.</text:p>
        </text:list-item>
        <text:list-item>
          <text:p text:style-name="P5">L’exposé est structuré et les idées s’enchaînent logiquement.</text:p>
        </text:list-item>
        <text:list-item>
          <text:p text:style-name="P6">L’espace est utilisé de manière appropriée lors de la présentation.</text:p>
        </text:list-item>
      </text:list>
      <text:h text:style-name="Heading_20_4" text:outline-level="4"><text:span text:style-name="Strong_20_Emphasis"><text:span text:style-name="T2">Qualité de l’argumentation et des échanges</text:span></text:span></text:h>
      <text:list text:style-name="L4">
        <text:list-item>
          <text:p text:style-name="P7">L’échange avec le jury est courtois et professionnel.</text:p>
        </text:list-item>
        <text:list-item>
          <text:p text:style-name="P7">Le candidat écoute attentivement les questions, les reformule si nécessaire et y répond de manière pertinente.</text:p>
        </text:list-item>
        <text:list-item>
          <text:p text:style-name="P7">Les réponses sont argumentées et démontrent une bonne maîtrise des connaissances.</text:p>
        </text:list-item>
        <text:list-item>
          <text:p text:style-name="P8">Les éventuelles erreurs sont corrigées avec justesse.</text:p>
        </text:list-item>
      </text:list>
      <text:h text:style-name="Heading_20_4" text:outline-level="4"><text:span text:style-name="Strong_20_Emphasis"><text:span text:style-name="T2">Adaptation au contexte et aux interlocuteurs</text:span></text:span></text:h>
      <text:list text:style-name="L5">
        <text:list-item>
          <text:p text:style-name="P9">Le style, le ton et la terminologie sont adaptés aux circonstances, y compris en cas de situation de handicap d’un interlocuteur.</text:p>
        </text:list-item>
        <text:list-item>
          <text:p text:style-name="P10">L’attitude et le comportement respectent les usages professionnels.</text:p>
        </text:list-item>
      </text:list>
      <text:h text:style-name="Heading_20_3" text:outline-level="3"><text:soft-page-break/><text:span text:style-name="Strong_20_Emphasis">C03 : GÉRER UN PROJET</text:span></text:h>
      <text:h text:style-name="Heading_20_4" text:outline-level="4"><text:span text:style-name="Strong_20_Emphasis"><text:span text:style-name="T2">Suivi des tâches et gestion du planning</text:span></text:span></text:h>
      <text:list text:style-name="L6">
        <text:list-item>
          <text:p text:style-name="P11">Les documents de suivi des tâches sont mis à jour régulièrement.</text:p>
        </text:list-item>
        <text:list-item>
          <text:p text:style-name="P11">Un diagramme de Gantt ou un outil équivalent présente les tâches de l’ensemble de l’équipe.</text:p>
        </text:list-item>
        <text:list-item>
          <text:p text:style-name="P12">L’avancement des tâches est renseigné et reflète l’implication du candidat.</text:p>
        </text:list-item>
      </text:list>
      <text:h text:style-name="Heading_20_4" text:outline-level="4"><text:span text:style-name="Strong_20_Emphasis"><text:span text:style-name="T2">Gestion des ressources humaines et matérielles</text:span></text:span></text:h>
      <text:list text:style-name="L7">
        <text:list-item>
          <text:p text:style-name="P13">L’architecture logicielle et matérielle du projet est présentée à l’aide de diagrammes UML/SysML et d’un modèle de données.</text:p>
        </text:list-item>
        <text:list-item>
          <text:p text:style-name="P13">Les ressources disponibles sont identifiées et justifiées.</text:p>
        </text:list-item>
        <text:list-item>
          <text:p text:style-name="P13">Le périmètre d’intervention de chaque candidat est clairement défini.</text:p>
        </text:list-item>
        <text:list-item>
          <text:p text:style-name="P14">Un diagramme de cas d’utilisation illustre la répartition fonctionnelle des tâches.</text:p>
        </text:list-item>
      </text:list>
      <text:h text:style-name="Heading_20_4" text:outline-level="4"><text:span text:style-name="Strong_20_Emphasis"><text:span text:style-name="T3">Communication et gestion des imprévus</text:span></text:span></text:h>
      <text:list text:style-name="L8">
        <text:list-item>
          <text:p text:style-name="P15">Un espace collaboratif est mis en place et utilisé pour partager les documents et suivre l’avancement du projet.</text:p>
        </text:list-item>
        <text:list-item>
          <text:p text:style-name="P16">La comparaison entre le planning prévisionnel et effectif permet d’analyser les écarts.</text:p>
        </text:list-item>
        <text:list-item>
          <text:p text:style-name="P17">Les retards et aléas sont identifiés et justifiés.</text:p>
        </text:list-item>
      </text:list>
      <text:h text:style-name="Heading_20_4" text:outline-level="4"><text:span text:style-name="Strong_20_Emphasis"><text:span text:style-name="T2">Livraison et documentation</text:span></text:span></text:h>
      <text:list text:style-name="L9">
        <text:list-item>
          <text:p text:style-name="P18">Les différentes versions du projet sont documentées et archivées.</text:p>
        </text:list-item>
        <text:list-item>
          <text:p text:style-name="P18">Un espace collaboratif contient les versions livrées du projet.</text:p>
        </text:list-item>
        <text:list-item>
          <text:p text:style-name="P18">La dernière livraison est intégrée et packagée.</text:p>
        </text:list-item>
        <text:list-item>
          <text:p text:style-name="P19">Un cahier de recette démontre la conformité du livrable aux attentes du client.</text:p>
        </text:list-item>
      </text:list>
      <text:h text:style-name="Heading_20_4" text:outline-level="4"><text:span text:style-name="Strong_20_Emphasis">Qualité et engagement dans le travail</text:span></text:h>
      <text:list text:style-name="L10">
        <text:list-item>
          <text:p text:style-name="P20">Le travail est réalisé en respectant les exigences de qualité, d’efficacité et de respect des délais.</text:p>
        </text:list-item>
        <text:list-item>
          <text:p text:style-name="P20">Les problèmes imprévus sont résolus de manière autonome en appliquant les bonnes pratiques professionnelles.</text:p>
        </text:list-item>
        <text:list-item>
          <text:p text:style-name="P20">Le travail en équipe est effectué de manière solidaire, avec des contributions pertinentes de chacun.</text:p>
        </text:list-item>
      </text:list>
      <text:h text:style-name="Heading_20_3" text:outline-level="3"><text:span text:style-name="Strong_20_Emphasis">C08 : CODER</text:span></text:h>
      <text:h text:style-name="Heading_20_4" text:outline-level="4"><text:span text:style-name="Strong_20_Emphasis"><text:span text:style-name="T2">Choix et justification des environnements de développement</text:span></text:span></text:h>
      <text:list text:style-name="L11">
        <text:list-item>
          <text:p text:style-name="P21">L’environnement de développement est choisi et justifié.</text:p>
        </text:list-item>
        <text:list-item>
          <text:p text:style-name="P21">Les bibliothèques et outils utilisés sont pertinents et motivés.</text:p>
        </text:list-item>
        <text:list-item>
          <text:p text:style-name="P21">Les contraintes du client sont prises en compte (sécurité, matériel, capteurs, etc.).</text:p>
        </text:list-item>
        <text:list-item>
          <text:p text:style-name="P21">Un diagramme illustre l’architecture des données (base de données, XML, JSON…).</text:p>
        </text:list-item>
      </text:list>
      <text:h text:style-name="Heading_20_3" text:outline-level="3"><text:span text:style-name="Strong_20_Emphasis">C10 : EXPLOITER UN RÉSEAU INFORMATIQUE</text:span></text:h>
      <text:h text:style-name="Heading_20_4" text:outline-level="4"><text:span text:style-name="Strong_20_Emphasis"><text:span text:style-name="T2">Identification des composants matériels et logiciels</text:span></text:span></text:h>
      <text:list text:style-name="L12">
        <text:list-item>
          <text:p text:style-name="P22">L’architecture matérielle du projet est présentée clairement.</text:p>
        </text:list-item>
        <text:list-item>
          <text:p text:style-name="P22">Un schéma réseau ou équivalent est utilisé pour illustrer l’architecture.</text:p>
        </text:list-item>
        <text:list-item>
          <text:p text:style-name="P22">L’architecture logicielle est représentée par un diagramme UML de déploiement ou équivalent.</text:p>
        </text:list-item>
        <text:list-item>
          <text:p text:style-name="P23">Les choix matériels (actionneurs, capteurs) sont expliqués et justifié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 fo:text-align="justify" style:justify-single-word="false">
        <style:tab-stops/>
      </style:paragraph-properties>
      <style:text-properties style:font-name="Liberation Sans2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199cm" fo:margin-bottom="0.101cm" style:contextual-spacing="false" fo:text-align="start" style:justify-single-word="false"/>
      <style:text-properties style:font-name="Liberation Sans1" fo:font-family="'Liberation Sans'" style:font-style-name="Gras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101cm" fo:margin-bottom="0.199cm" style:contextual-spacing="false"/>
      <style:text-properties style:font-name="Liberation Sans1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.199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hilippe CRUCHET</meta:initial-creator>
    <meta:creation-date>2025-02-05T11:50:56.683989538</meta:creation-date>
    <dc:date>2025-02-05T12:01:59.525807561</dc:date>
    <dc:creator>Philippe CRUCHET</dc:creator>
    <meta:editing-duration>PT11M3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67" meta:word-count="701" meta:character-count="4526" meta:non-whitespace-character-count="3938"/>
  </office:meta>
</office:document-meta>
</file>